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89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76.5pt" style:use-optimal-column-width="false"/>
    </style:style>
    <style:style style:name="ACOL-10" style:family="table-column">
      <style:table-column-properties style:column-width="249pt" style:use-optimal-column-width="true"/>
    </style:style>
    <style:style style:name="ACOL-11" style:family="table-column">
      <style:table-column-properties style:column-width="104.25pt" style:use-optimal-column-width="false"/>
    </style:style>
    <style:style style:name="ACOL-12" style:family="table-column">
      <style:table-column-properties style:column-width="78pt" style:use-optimal-column-width="false"/>
    </style:style>
    <style:style style:name="ACOL-13" style:family="table-column">
      <style:table-column-properties style:column-width="48.75pt" style:use-optimal-column-width="true"/>
    </style:style>
    <style:style style:name="ACOL-14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0" table:number-columns-repeated="4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0" table:number-columns-repeated="224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aK-3602</text:p>
          </table:table-cell>
          <table:table-cell table:style-name="ACE-2" office:value-type="float" office:value="-4.8333300000000001">
            <text:p>−4.83</text:p>
          </table:table-cell>
          <table:table-cell table:style-name="ACE-2" office:value-type="float" office:value="119.56667">
            <text:p>119.57</text:p>
          </table:table-cell>
          <table:table-cell table:style-name="ACE-0" office:value-type="float" office:value="4460">
            <text:p>446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Molluscs attached to Eocene limeston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75">
            <text:p>5.7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TjiaEtal1972,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aK-3603</text:p>
          </table:table-cell>
          <table:table-cell table:style-name="ACE-2" office:value-type="float" office:value="-4.8333300000000001">
            <text:p>−4.83</text:p>
          </table:table-cell>
          <table:table-cell table:style-name="ACE-2" office:value-type="float" office:value="119.56667">
            <text:p>119.57</text:p>
          </table:table-cell>
          <table:table-cell table:style-name="ACE-0" office:value-type="float" office:value="5312">
            <text:p>5312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Molluscs attached to Eocene limeston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TjiaEtal1972,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0491</text:p>
          </table:table-cell>
          <table:table-cell table:style-name="ACE-2" office:value-type="float" office:value="-5.00284">
            <text:p>−5.00</text:p>
          </table:table-cell>
          <table:table-cell table:style-name="ACE-2" office:value-type="float" office:value="119.48236">
            <text:p>119.48</text:p>
          </table:table-cell>
          <table:table-cell table:style-name="ACE-0" office:value-type="float" office:value="905">
            <text:p>90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oam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0492</text:p>
          </table:table-cell>
          <table:table-cell table:style-name="ACE-2" office:value-type="float" office:value="-5.00284">
            <text:p>−5.00</text:p>
          </table:table-cell>
          <table:table-cell table:style-name="ACE-2" office:value-type="float" office:value="119.48236">
            <text:p>119.48</text:p>
          </table:table-cell>
          <table:table-cell table:style-name="ACE-0" office:value-type="float" office:value="6840">
            <text:p>68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Loam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0493</text:p>
          </table:table-cell>
          <table:table-cell table:style-name="ACE-2" office:value-type="float" office:value="-4.9493999999999998">
            <text:p>−4.95</text:p>
          </table:table-cell>
          <table:table-cell table:style-name="ACE-2" office:value-type="float" office:value="119.56053">
            <text:p>119.56</text:p>
          </table:table-cell>
          <table:table-cell table:style-name="ACE-0" office:value-type="float" office:value="6175">
            <text:p>6175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3100000000000005">
            <text:p>−0.931</text:p>
          </table:table-cell>
          <table:table-cell table:style-name="ACE-0" office:value-type="float" office:value="0.44">
            <text:p>0.44</text:p>
          </table:table-cell>
          <table:table-cell table:style-name="ACE-0" office:value-type="float" office:value="0.44">
            <text:p>0.44</text:p>
          </table:table-cell>
          <table:table-cell table:style-name="ACE-0" office:value-type="string">
            <text:p>deKlerk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0559</text:p>
          </table:table-cell>
          <table:table-cell table:style-name="ACE-2" office:value-type="float" office:value="-5.5860599999999998">
            <text:p>−5.59</text:p>
          </table:table-cell>
          <table:table-cell table:style-name="ACE-2" office:value-type="float" office:value="119.48718">
            <text:p>119.49</text:p>
          </table:table-cell>
          <table:table-cell table:style-name="ACE-0" office:value-type="float" office:value="1525">
            <text:p>152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 accumula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600000000000001">
            <text:p>1.56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0560</text:p>
          </table:table-cell>
          <table:table-cell table:style-name="ACE-2" office:value-type="float" office:value="-5.5860599999999998">
            <text:p>−5.59</text:p>
          </table:table-cell>
          <table:table-cell table:style-name="ACE-2" office:value-type="float" office:value="119.48718">
            <text:p>119.49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136">
            <text:p>136</text:p>
          </table:table-cell>
          <table:table-cell table:style-name="ACE-0" office:value-type="string">
            <text:p>Shell accumula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0561</text:p>
          </table:table-cell>
          <table:table-cell table:style-name="ACE-2" office:value-type="float" office:value="-5.5860599999999998">
            <text:p>−5.59</text:p>
          </table:table-cell>
          <table:table-cell table:style-name="ACE-2" office:value-type="float" office:value="119.48718">
            <text:p>119.49</text:p>
          </table:table-cell>
          <table:table-cell table:style-name="ACE-0" office:value-type="float" office:value="6540">
            <text:p>654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coral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0562</text:p>
          </table:table-cell>
          <table:table-cell table:style-name="ACE-2" office:value-type="float" office:value="-5.5860599999999998">
            <text:p>−5.59</text:p>
          </table:table-cell>
          <table:table-cell table:style-name="ACE-2" office:value-type="float" office:value="119.48718">
            <text:p>119.49</text:p>
          </table:table-cell>
          <table:table-cell table:style-name="ACE-0" office:value-type="float" office:value="4380">
            <text:p>4380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Beachrock - no direct evidence of intertidal origin - conservatively considered subtid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3600000000000001">
            <text:p>1.36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0563</text:p>
          </table:table-cell>
          <table:table-cell table:style-name="ACE-2" office:value-type="float" office:value="-4.5748199999999999">
            <text:p>−4.57</text:p>
          </table:table-cell>
          <table:table-cell table:style-name="ACE-2" office:value-type="float" office:value="119.59116">
            <text:p>119.59</text:p>
          </table:table-cell>
          <table:table-cell table:style-name="ACE-0" office:value-type="float" office:value="4520">
            <text:p>452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Shell depos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8300000000000001">
            <text:p>1.83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0564</text:p>
          </table:table-cell>
          <table:table-cell table:style-name="ACE-2" office:value-type="float" office:value="-5.00284">
            <text:p>−5.00</text:p>
          </table:table-cell>
          <table:table-cell table:style-name="ACE-2" office:value-type="float" office:value="119.48236">
            <text:p>119.48</text:p>
          </table:table-cell>
          <table:table-cell table:style-name="ACE-0" office:value-type="float" office:value="2230">
            <text:p>2230</text:p>
          </table:table-cell>
          <table:table-cell table:style-name="ACE-0" office:value-type="float" office:value="136">
            <text:p>136</text:p>
          </table:table-cell>
          <table:table-cell table:style-name="ACE-0" office:value-type="string">
            <text:p>Shell accumula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25">
            <text:p>1.2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0565</text:p>
          </table:table-cell>
          <table:table-cell table:style-name="ACE-2" office:value-type="float" office:value="-5.0719799999999999">
            <text:p>−5.07</text:p>
          </table:table-cell>
          <table:table-cell table:style-name="ACE-2" office:value-type="float" office:value="119.46814999999999">
            <text:p>119.47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136">
            <text:p>136</text:p>
          </table:table-cell>
          <table:table-cell table:style-name="ACE-0" office:value-type="string">
            <text:p>Shell accumula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6799999999999999">
            <text:p>1.68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0566</text:p>
          </table:table-cell>
          <table:table-cell table:style-name="ACE-2" office:value-type="float" office:value="-5.1253700000000002">
            <text:p>−5.13</text:p>
          </table:table-cell>
          <table:table-cell table:style-name="ACE-2" office:value-type="float" office:value="119.34338">
            <text:p>119.34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0976</text:p>
          </table:table-cell>
          <table:table-cell table:style-name="ACE-2" office:value-type="float" office:value="-5.0361500000000001">
            <text:p>−5.04</text:p>
          </table:table-cell>
          <table:table-cell table:style-name="ACE-2" office:value-type="float" office:value="119.27746">
            <text:p>119.28</text:p>
          </table:table-cell>
          <table:table-cell table:style-name="ACE-0" office:value-type="float" office:value="1735">
            <text:p>1735</text:p>
          </table:table-cell>
          <table:table-cell table:style-name="ACE-0" office:value-type="float" office:value="83">
            <text:p>83</text:p>
          </table:table-cell>
          <table:table-cell table:style-name="ACE-0" office:value-type="string">
            <text:p>Coral - shell depos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0978</text:p>
          </table:table-cell>
          <table:table-cell table:style-name="ACE-2" office:value-type="float" office:value="-4.8118999999999996">
            <text:p>−4.81</text:p>
          </table:table-cell>
          <table:table-cell table:style-name="ACE-2" office:value-type="float" office:value="119.2346">
            <text:p>119.23</text:p>
          </table:table-cell>
          <table:table-cell table:style-name="ACE-0" office:value-type="float" office:value="3870">
            <text:p>3870</text:p>
          </table:table-cell>
          <table:table-cell table:style-name="ACE-0" office:value-type="float" office:value="99">
            <text:p>99</text:p>
          </table:table-cell>
          <table:table-cell table:style-name="ACE-0" office:value-type="string">
            <text:p>Coral - shell depos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0979</text:p>
          </table:table-cell>
          <table:table-cell table:style-name="ACE-2" office:value-type="float" office:value="-4.5748199999999999">
            <text:p>−4.57</text:p>
          </table:table-cell>
          <table:table-cell table:style-name="ACE-2" office:value-type="float" office:value="119.59116">
            <text:p>119.59</text:p>
          </table:table-cell>
          <table:table-cell table:style-name="ACE-0" office:value-type="float" office:value="3770">
            <text:p>3770</text:p>
          </table:table-cell>
          <table:table-cell table:style-name="ACE-0" office:value-type="float" office:value="92">
            <text:p>92</text:p>
          </table:table-cell>
          <table:table-cell table:style-name="ACE-0" office:value-type="string">
            <text:p>Oyster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5600000000000001">
            <text:p>3.56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0980</text:p>
          </table:table-cell>
          <table:table-cell table:style-name="ACE-2" office:value-type="float" office:value="-5.0719799999999999">
            <text:p>−5.07</text:p>
          </table:table-cell>
          <table:table-cell table:style-name="ACE-2" office:value-type="float" office:value="119.46814999999999">
            <text:p>119.47</text:p>
          </table:table-cell>
          <table:table-cell table:style-name="ACE-0" office:value-type="float" office:value="5740">
            <text:p>5740</text:p>
          </table:table-cell>
          <table:table-cell table:style-name="ACE-0" office:value-type="float" office:value="106">
            <text:p>106</text:p>
          </table:table-cell>
          <table:table-cell table:style-name="ACE-0" office:value-type="string">
            <text:p>Shell depos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10981</text:p>
          </table:table-cell>
          <table:table-cell table:style-name="ACE-2" office:value-type="float" office:value="-5.5860599999999998">
            <text:p>−5.59</text:p>
          </table:table-cell>
          <table:table-cell table:style-name="ACE-2" office:value-type="float" office:value="119.48718">
            <text:p>119.49</text:p>
          </table:table-cell>
          <table:table-cell table:style-name="ACE-0" office:value-type="float" office:value="8220">
            <text:p>82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rine calcium accumula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3">
            <text:p>1.53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9883</text:p>
          </table:table-cell>
          <table:table-cell table:style-name="ACE-2" office:value-type="float" office:value="-5.1055000000000001">
            <text:p>−5.11</text:p>
          </table:table-cell>
          <table:table-cell table:style-name="ACE-2" office:value-type="float" office:value="119.28881">
            <text:p>119.29</text:p>
          </table:table-cell>
          <table:table-cell table:style-name="ACE-0" office:value-type="float" office:value="4165">
            <text:p>416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02">
            <text:p>1.0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9884</text:p>
          </table:table-cell>
          <table:table-cell table:style-name="ACE-2" office:value-type="float" office:value="-5.6059900000000003">
            <text:p>−5.61</text:p>
          </table:table-cell>
          <table:table-cell table:style-name="ACE-2" office:value-type="float" office:value="119.45858">
            <text:p>119.46</text:p>
          </table:table-cell>
          <table:table-cell table:style-name="ACE-0" office:value-type="float" office:value="4260">
            <text:p>426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rN-9885</text:p>
          </table:table-cell>
          <table:table-cell table:style-name="ACE-2" office:value-type="float" office:value="-5.6059900000000003">
            <text:p>−5.61</text:p>
          </table:table-cell>
          <table:table-cell table:style-name="ACE-2" office:value-type="float" office:value="119.45858">
            <text:p>119.46</text:p>
          </table:table-cell>
          <table:table-cell table:style-name="ACE-0" office:value-type="float" office:value="2755">
            <text:p>2755</text:p>
          </table:table-cell>
          <table:table-cell table:style-name="ACE-0" office:value-type="float" office:value="126">
            <text:p>126</text:p>
          </table:table-cell>
          <table:table-cell table:style-name="ACE-0" office:value-type="string">
            <text:p>Shell accumula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22">
            <text:p>1.2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3504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4505">
            <text:p>450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76400000000000001">
            <text:p>−0.76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3505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4405">
            <text:p>440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6399999999999999">
            <text:p>−0.36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3506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4965">
            <text:p>496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1400000000000001">
            <text:p>−0.51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3507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5325">
            <text:p>532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3511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915">
            <text:p>49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99999999999999">
            <text:p>0.20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3512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3920">
            <text:p>39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086999999999999994">
            <text:p>0.08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3513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645">
            <text:p>464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4699999999999999">
            <text:p>0.14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3515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940">
            <text:p>49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5700000000000001">
            <text:p>0.25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6838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4399999999999997">
            <text:p>−0.34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6839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4900">
            <text:p>49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4400000000000001">
            <text:p>−0.44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6840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4640">
            <text:p>46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7399999999999995">
            <text:p>−0.57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6842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4830">
            <text:p>48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8399999999999999">
            <text:p>−0.48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6843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5370">
            <text:p>537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8699999999999999">
            <text:p>0.48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6844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5185">
            <text:p>51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97">
            <text:p>0.49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6845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5165">
            <text:p>516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1700000000000002">
            <text:p>0.51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6846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940">
            <text:p>49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9699999999999999">
            <text:p>0.29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6847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1700000000000001">
            <text:p>0.11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6848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330">
            <text:p>43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097000000000000003">
            <text:p>0.09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6849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810">
            <text:p>48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4699999999999999">
            <text:p>0.14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_Sulawes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6850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5350">
            <text:p>53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4700000000000001">
            <text:p>0.44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85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25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9" gnm:cursor-row="41">
          <gnm:selection gnm:start-col="9" gnm:start-row="41" gnm:end-col="10" gnm:end-row="4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8-06T09:30:45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